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50%"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 522 Notes</text:p>
      <text:p text:style-name="P1"/>
      <text:p text:style-name="P1">&amp;The weak scarcity hypothesis that economy-wide technological progress would make it difficault to discern increasing scarcity in the natural resource industry</text:p>
      <text:p text:style-name="P1"/>
      <text:p text:style-name="P1">&amp;options for acounting a) take loss of resource amenity values into account as <text:span text:style-name="T3">cost of extraction</text:span>; will trigger subs or new tech earlier than expected but extraction cost is inherently static measure and does not capture future effects that are important for indicating natural resource scarcity; only capture info about the supply (not the demand) side; false negatives; b) <text:s/>ensure that all contributions of natural resource and environmental assets are taken into account—requires equal marginal rates of return across assets (includes the marginal value of any contribution to economic well-being thru the utility fxn, the production fxn, biological/ecological growth fxn.) <text:s/>Problem is that their productive contributions are are social returns not appropriated thru the market c) lowering the discount rate usually accumulates natural resources but here it may lead to increased development in extractive capacity (more rapid resource extraction) </text:p>
      <text:p text:style-name="P1"/>
      <text:p text:style-name="P1">&amp; <text:span text:style-name="T3">price</text:span> and <text:span text:style-name="T3">user cost</text:span> preferred indicators of resource scarcity; price captures both user cost and current extraction cost; user cost or rental value is best measure or marginal value of the unextracted resource or the resource stock in place</text:p>
      <text:p text:style-name="P1"/>
      <text:p text:style-name="P1">&amp;conversion of land from its natural state to human use is the primary reason for loss of ecosystem services; 50% of land now transformed or degraded; 8% primary production from oceans, 35% fr continental shelf</text:p>
      <text:p text:style-name="P1"/>
      <text:p text:style-name="P1">&amp;pop and economic growth continuous pressure/demand </text:p>
      <text:p text:style-name="P1"/>
      <text:p text:style-name="P1">&amp;complicated by the relationship between resource amenities and commodities requires that natural resources and env policy cannot be concerned w/ a single resource but must look at complete ecosystems</text:p>
      <text:p text:style-name="P1"/>
      <text:p text:style-name="P1">&amp; early US attitude (conservation movement late 19<text:span text:style-name="T1">th</text:span> C) private interests cannot make best use of <text:soft-page-break/>natural resources; scientiic management in the public interest was necessary to achieve the greaest good for the greatest number</text:p>
      <text:p text:style-name="P1"/>
      <text:p text:style-name="P1">&amp;equity important-- look at the social <text:span text:style-name="T2">rate of time of preference</text:span> – a) if positive, future generations not given same weight in the social welfare fxn as the current generation b) if zero, equal rate between generations. <text:s/>Unless market failures corrected, a lower rate of time preference could lead to more rapid depletion b/c of an accumulation of other assts—people cannot invest in a portfolio of env assets b/c they are publically, not privately held. c) simple capital growth model-- capital accumulates as long as its marginal productivty is greater than the rate of time preference</text:p>
      <text:p text:style-name="P1"/>
      <text:p text:style-name="P1">&amp;market force absolutely limited by the physical laws of nature -- No tech or sub can overcome mass balance or energy balance and sustainable economy must rely on rewnewable energy and natural resource inputs</text:p>
      <text:p text:style-name="P1"/>
      <text:p text:style-name="P1">&amp;elasticity of substition – a measure of the substitutability of one input for another. Measures the %change in the ratio of the marginal product of the two inputs relative to a %change in the input ratio . Graphically described by production isoquants</text:p>
      <text:p text:style-name="P1"/>
      <text:p text:style-name="P1">&amp;Krutilla extended intial research on resource amenities (recreation, wilderness preservation) to include ecosystem services. Used same analytical framework. <text:s/>Determined that technology much better at providing substitutes for resource commodities than resource amenities. Relative value of resource amenities would increase over ti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8T17:10:16</meta:creation-date>
    <dc:date>2011-01-08T17:18:35</dc:date>
    <meta:editing-cycles>2</meta:editing-cycles>
    <meta:editing-duration>PT8M19S</meta:editing-duration>
    <meta:user-defined meta:name="Info 1"/>
    <meta:user-defined meta:name="Info 2"/>
    <meta:user-defined meta:name="Info 3"/>
    <meta:user-defined meta:name="Info 4"/>
    <meta:document-statistic meta:table-count="0" meta:image-count="0" meta:object-count="0" meta:page-count="2" meta:paragraph-count="12" meta:word-count="523" meta:character-count="3434"/>
  </office:meta>
</office:document-meta>
</file>